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Y, beginning with page 2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J. R. Irwa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Israelites. <text:s/>Did <text:span text:style-name="T2">no</text:span><text:span text:style-name="T3"> I not fear that my silence might/ be construed into indifference, or--what would pain/ me greatly more--into uncharitableness, I would/ withhold, in the present instance, the obsequies ordi-/-narily performed. <text:s/>All Israelites are aware that/ signs of mourning and expressions of grief ill-accord/ with a festivity bi</text:span><text:span text:style-name="T2">b</text:span><text:span text:style-name="T3">blically enjoined. <text:s/>None of my/ hearers need be told that on this day and the morrow/ funereal rites and the subsequent mortuary services,/ are suspended. <text:s/>But I prefer slightly to/ trespass against the ordinances of our Sages to ap-/-pearing before the bereaved, as apathetic or unkind./ <text:s/>I choose to deviate from accepted rules, in order/ to respond to the dictates of the heart. <text:s/>Not/ because I am eager to eulogise the dead, but be-/-cause to exhort and to console the living, is rea-/-sonably expected at my hands. <text:s/>Nay, it is my/ solemn obligation, as it is my </text:span><text:span text:style-name="T2">earnest</text:span><text:span text:style-name="T3"> ardent wish./ <text:s/>The dead are beyond the reach of human praises./ <text:s/>Were I even in possession of materials to compose/</text:span></text:p>
      <text:p text:style-name="P3"><text:span text:style-name="T3"/></text:p>
      <text:p text:style-name="P3"><text:span text:style-name="T3">[Page 2]</text:span></text:p>
      <text:p text:style-name="P3"><text:span text:style-name="T3">an elaborate panegyric, setting my deceased coreligionist/ to view as surpassingly virtuous, my commendation/ would profit him nothing. <text:s/>It would simply be/ the utterance of a perishable being, influencing in no/ manner a future state. <text:s/>I have gladly seen it/ asserted that during a long series of years in the busy/ marts of trade J R earned the title of "Upright Mer-/-chant." <text:s/>A noble title in all truth; a title claiming/ a badge of honor. <text:s/>Let him who wore it enter fearlessly/ the courts of the Great Judge. <text:s/>For, according to the/ Talmudists, the first question asked in the heavenly/ tribunal is [Hebrew] "Hast thou dealt honestly?"/ <text:s/>But my laudation for his having done what it be-/-hooves all to do, could not </text:span><text:soft-page-break/><text:span text:style-name="T3">enhance his spiritual joy./ <text:s/>Did my brother fulfil[sic!] the commandments that/ nature imposes?--to tenderly cherish the creatures to/ whom we voluntarily give existence, to rear and/ hold them in the path of rectitude for their welfare/ here and hereafter? <text:s/>God who has written those precepts/ with His finger on the tablets of human hearts, will/ reward obedience. <text:s/>Did he discharge the behests taught/ by revelation?--to be holy in thoughts, merciful in actions?/</text:span></text:p>
      <text:p text:style-name="P3"><text:span text:style-name="T3"/></text:p>
      <text:p text:style-name="P3"><text:span text:style-name="T3">[Page 3]</text:span></text:p>
      <text:p text:style-name="P3"><text:span text:style-name="T3">God who imparted such statutes by means of inspiration,/ will not let faithfulness go unremunerated. <text:s/></text:span><text:span text:style-name="T2">My</text:span><text:span text:style-name="T3"> The en-/-comiums of a fallible mortal would neither retard, nor/ hasten the sentence of the infallible Lord. <text:s/>But the/ men and women who will never hear again the voice, which/ in the days of their infancy, called them endearing/ names, never behold the face of him who labored for/ them long and diligently, who to promote their interest/ sacrificed means, and, by his own testimony, denied his/ old age, for their sake, the sweets of a complete rest--the/ sons and daughters of J R Irwan, should drop a tear/ over this coffin. <text:s/>I myself can recall the years--happier/ years perhaps--when my coreligionist realized the Scriptural/ blessing [Hebrew] "Thy wife is like a fruitful vine on the/ sides of thy house, thy children are like olive branches round/ about thy table." <text:s/>I was wont then </text:span><text:span text:style-name="T2">often</text:span><text:span text:style-name="T3"> to visit that/ house, and witness that table. <text:s/>Remembering now that/ </text:span><text:span text:style-name="T2">appearance</text:span><text:span text:style-name="T3"> sight, I must ask that the deceased father/ be made spiritually joyful </text:span><text:span text:style-name="T2">above</text:span><text:span text:style-name="T3"> by the gratitude of/ of[sic!] the numerous offspring for whom he amply provided./ <text:s/>How should </text:span><text:span text:style-name="T2">should</text:span><text:span text:style-name="T3"> filial sentiments be evinced? <text:s/>To/ those of J R's who have already raised a family amidst/</text:span></text:p>
      <text:p text:style-name="P3"><text:span text:style-name="T3"/></text:p>
      <text:p text:style-name="P3"><text:span text:style-name="T3">[Page 4]</text:span></text:p>
      <text:p text:style-name="P3"><text:span text:style-name="T3">the community of Israel, I shall say in the name/ of our religion "Let the departed be gladdened above by the/ consciousness that his descendants here below hold fast to/ to[sic!] the truths of Sinai, that the honor of their faith is/ precious in their eyes." <text:s/>To them who have not reared/ yet a household, I shall point a duty which the Almighty/ commands and this funeral demands. <text:s/>Let them surround/ their widowed mother with a shield, preventing the arrows/ of adversity striking her. <text:s/>Being nearer to her that gave/ them birth than others who have settled elsewhere,/ they may but cause the winter of her existence to glide/ away free from the storms of misfortune, calmly, contentedly/ such is my exhortation; that is the consolation I offer to/ a sister in faith, who of all the relatives of J R, is now/ very naturally, tried the most. <text:s/>In the language of the Psalm-/-ist I exclaim [Hebrew] "May the words of my mouth, and/ the intentions of my heart, be acceptable to the Lord, my/ Rock and my Redeemer". <text:s/>On this day devoted to the/ celebration of a national festivity, I shall not lengthen/ my speech, but I will pray that the virtues of the deceased/ may be his advocates on high, that his sins may be atoned/ for by his bodily suffering, that his wife, his children and/ all who mourn because of his departure, may deserve to feel the realization of/ the prophetic sentence "I shall turn their mourning into joy, &amp; comfort them &amp; gladden them [?] their sorrow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1:44:18.58</meta:creation-date>
    <meta:document-statistic meta:table-count="0" meta:image-count="0" meta:object-count="0" meta:page-count="3" meta:paragraph-count="69" meta:word-count="1014" meta:character-count="6277"/>
    <dc:date>2012-11-06T12:02:02.90</dc:date>
    <meta:editing-duration>PT1M24S</meta:editing-duration>
    <meta:editing-cycles>1</meta:editing-cycles>
    <meta:generator>OpenOffice.org/3.4.1$Win32 OpenOffice.org_project/341m1$Build-9593</meta:generator>
  </office:meta>
</office:document-meta>
</file>